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318cm" svg:stroke-color="#000000" draw:stroke-linejoin="miter" draw:fill="none" fo:padding-top="0.284cm" fo:padding-bottom="0.284cm" fo:padding-left="0.409cm" fo:padding-right="0.409cm"/>
    </style:style>
  </office:automatic-styles>
  <office:body>
    <office:drawing>
      <draw:page draw:name="page1" draw:style-name="dp1" draw:master-page-name="Default">
        <draw:path draw:style-name="gr1" draw:layer="layout" svg:width="2.326cm" svg:height="4.686cm" svg:x="11.742cm" svg:y="4.712cm" svg:viewBox="0 0 2327 4687" svg:d="M0 4687l561-68M561 4619l528-200M1089 4419l466-321M1555 4098l374-423M1929 3675l263-500M2192 3175l135-549M2327 2626v-565M2327 2061l-135-548M2192 1513l-263-501M1929 1012l-374-423M1555 589l-466-320M1089 269l-528-201M561 68l-561-68">
          <text:p/>
        </draw:path>
        <draw:path draw:style-name="gr1" draw:layer="layout" svg:width="2.326cm" svg:height="4.686cm" svg:x="0.043cm" svg:y="4.712cm" svg:viewBox="0 0 2327 4687" svg:d="M2327 0l-561 68M1766 68l-528 201M1238 269l-465 320M773 589l-375 423M398 1012l-263 501M135 1513l-135 548M0 2061v565M0 2626l135 549M135 3175l263 500M398 3675l375 423M773 4098l465 321M1238 4419l528 200M1766 4619l561 68">
          <text:p/>
        </draw:path>
        <draw:line draw:style-name="gr1" draw:layer="layout" svg:x1="2.369cm" svg:y1="9.399cm" svg:x2="11.742cm" svg:y2="9.399cm">
          <text:p/>
        </draw:line>
        <draw:line draw:style-name="gr1" draw:layer="layout" svg:x1="2.369cm" svg:y1="4.712cm" svg:x2="11.742cm" svg:y2="4.7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"/>
    <meta:generator>LibreOffice/4.3.3.2$Linux_x86 LibreOffice_project/430m0$Build-2</meta:generator>
  </office:meta>
</office:document-meta>
</file>